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officeooo:paragraph-rsid="001a713d"/>
    </style:style>
    <style:style style:name="P2" style:family="paragraph" style:parent-style-name="Text_20_body">
      <style:paragraph-properties fo:text-align="start" style:justify-single-word="false"/>
      <style:text-properties officeooo:paragraph-rsid="001a713d"/>
    </style:style>
    <style:style style:name="P3" style:family="paragraph" style:parent-style-name="Text_20_body">
      <style:paragraph-properties fo:text-align="justify" style:justify-single-word="false"/>
      <style:text-properties fo:font-size="16pt" fo:font-weight="bold" officeooo:rsid="001acf3c" officeooo:paragraph-rsid="001a713d" style:font-size-asian="16pt" style:font-weight-asian="bold" style:font-size-complex="16pt" style:font-weight-complex="bold"/>
    </style:style>
    <style:style style:name="P4" style:family="paragraph" style:parent-style-name="Text_20_body">
      <style:paragraph-properties fo:text-align="start" style:justify-single-word="false"/>
      <style:text-properties fo:font-size="16pt" fo:font-weight="bold" officeooo:rsid="001acf3c" officeooo:paragraph-rsid="001a713d" style:font-size-asian="16pt" style:font-weight-asian="bold" style:font-size-complex="16pt" style:font-weight-complex="bold"/>
    </style:style>
    <style:style style:name="P5" style:family="paragraph" style:parent-style-name="Text_20_body">
      <style:paragraph-properties fo:text-align="justify" style:justify-single-word="false"/>
      <style:text-properties fo:font-size="12pt" fo:font-weight="normal" officeooo:rsid="001acf3c" officeooo:paragraph-rsid="001a713d" style:font-size-asian="10.5pt" style:font-weight-asian="normal" style:font-size-complex="12pt" style:font-weight-complex="normal"/>
    </style:style>
    <style:style style:name="P6" style:family="paragraph" style:parent-style-name="Text_20_body">
      <style:paragraph-properties fo:text-align="justify" style:justify-single-word="false"/>
      <style:text-properties fo:font-size="12pt" fo:font-weight="normal" officeooo:rsid="001acf3c" officeooo:paragraph-rsid="001a713d" style:font-size-asian="12pt" style:font-weight-asian="normal" style:font-size-complex="12pt" style:font-weight-complex="normal"/>
    </style:style>
    <style:style style:name="P7" style:family="paragraph" style:parent-style-name="Title">
      <style:text-properties fo:font-size="26pt" officeooo:paragraph-rsid="001a713d" style:font-size-asian="26pt" style:font-size-complex="26pt"/>
    </style:style>
    <style:style style:name="P8" style:family="paragraph" style:parent-style-name="Heading_20_1">
      <style:paragraph-properties fo:text-align="justify" style:justify-single-word="false"/>
      <style:text-properties officeooo:rsid="001acf3c" officeooo:paragraph-rsid="001a713d"/>
    </style:style>
    <style:style style:name="P9" style:family="paragraph" style:parent-style-name="Text_20_body">
      <style:paragraph-properties fo:text-align="justify" style:justify-single-word="false"/>
      <style:text-properties officeooo:paragraph-rsid="001a713d"/>
    </style:style>
    <style:style style:name="P10" style:family="paragraph" style:parent-style-name="Text_20_body">
      <style:paragraph-properties fo:text-align="justify" style:justify-single-word="false"/>
      <style:text-properties officeooo:rsid="001bb75e" officeooo:paragraph-rsid="001a713d"/>
    </style:style>
    <style:style style:name="P11" style:family="paragraph" style:parent-style-name="Text_20_body">
      <style:paragraph-properties fo:text-align="justify" style:justify-single-word="false"/>
      <style:text-properties fo:font-size="16pt" fo:font-weight="bold" officeooo:rsid="001acf3c" officeooo:paragraph-rsid="001a713d"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officeooo:rsid="001f3f08"/>
    </style:style>
    <style:style style:name="T3" style:family="text">
      <style:text-properties fo:font-weight="bold" officeooo:rsid="00285052" style:font-weight-asian="bold" style:font-weight-complex="bold"/>
    </style:style>
    <style:style style:name="T4" style:family="text">
      <style:text-properties officeooo:rsid="0023831c"/>
    </style:style>
    <style:style style:name="T5" style:family="text">
      <style:text-properties officeooo:rsid="00263ead"/>
    </style:style>
    <style:style style:name="T6" style:family="text">
      <style:text-properties officeooo:rsid="00285052"/>
    </style:style>
    <style:style style:name="T7" style:family="text">
      <style:text-properties officeooo:rsid="0028d114"/>
    </style:style>
    <style:style style:name="T8" style:family="text">
      <style:text-properties officeooo:rsid="002ad5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linical Case <text:span text:style-name="T8">20</text:span></text:p>
      <text:h text:style-name="P8" text:outline-level="1">Metrics:</text:h>
      <text:p text:style-name="P2">PESI Score: <text:span text:style-name="Strong_20_Emphasis"><text:span text:style-name="T8">113</text:span></text:span> → <text:span text:style-name="Strong_20_Emphasis">Class </text:span><text:span text:style-name="Strong_20_Emphasis"><text:span text:style-name="T4">I</text:span></text:span><text:span text:style-name="Strong_20_Emphasis"><text:span text:style-name="T8">V (93)</text:span></text:span><text:line-break/>Simplified PESI (sPESI) Score: <text:span text:style-name="Strong_20_Emphasis"><text:span text:style-name="T8">1 </text:span></text:span>→ <text:span text:style-name="T3">High</text:span><text:span text:style-name="Strong_20_Emphasis"><text:span text:style-name="T5"> Risk</text:span></text:span><text:line-break/><text:span text:style-name="T3">High</text:span><text:span text:style-name="Strong_20_Emphasis"><text:span text:style-name="T1"> early mortality risk</text:span></text:span><text:span text:style-name="T1">. </text:span></text:p>
      <text:p text:style-name="P4"/>
      <text:p text:style-name="P3">PESI:</text:p>
      <text:p text:style-name="P1">Step-by-step calculation of the PESI score based on the provided patient data:</text:p>
      <text:p text:style-name="P1">1. Age: The patient is 63 years old, so add 63 points.</text:p>
      <text:p text:style-name="Text_20_body">2. Male sex: The patient is female, so add 0 points.</text:p>
      <text:p text:style-name="Text_20_body">3. Cancer (any type): No history of cancer, so add 0 points.</text:p>
      <text:p text:style-name="Text_20_body">4. Chronic heart failure: No history, so add 0 points.</text:p>
      <text:p text:style-name="Text_20_body">5. Chronic pulmonary disease: No history, so add 0 points.</text:p>
      <text:p text:style-name="Text_20_body">6. Pulse rate ≥ 110 bpm: The pulse rate is 109 bpm, which is less than 110, so add 0 points.</text:p>
      <text:p text:style-name="Text_20_body">7. Systolic blood pressure &lt; 100 mmHg: The systolic BP is 89 mmHg, which is less than 100, so add 30 points.</text:p>
      <text:p text:style-name="Text_20_body">8. Respiratory rate &gt; 30 breaths per minute: Respiratory rate is 19, so add 0 points.</text:p>
      <text:p text:style-name="Text_20_body">9. Temperature &lt; 36ºC: Temperature is 35.3ºC, which is less than 36, so add 20 points.</text:p>
      <text:p text:style-name="Text_20_body">10. Altered mental status: No altered mental status, so add 0 points.</text:p>
      <text:p text:style-name="Text_20_body">11. Arterial oxyhaemoglobin saturation &lt; 90%: Oxygen saturation is 93%, so add 0 points.</text:p>
      <text:p text:style-name="Text_20_body"/>
      <text:p text:style-name="Text_20_body">Now, sum all points:</text:p>
      <text:p text:style-name="Text_20_body">Total PESI score = 63 + 30 + 20 = 113 points</text:p>
      <text:p text:style-name="Text_20_body">PESI value: 113 (IV)</text:p>
      <text:p text:style-name="P10"/>
      <text:p text:style-name="P3">sPESI:</text:p>
      <text:p text:style-name="P5">Step-by-step calculation of the sPESI score:</text:p>
      <text:p text:style-name="P1">1. Age &gt; 80 years: The patient is 63 years old, which is not greater than 80, so 0 points.</text:p>
      <text:p text:style-name="Text_20_body">2. Cancer (any type): The patient has no history of cancer, so 0 points.</text:p>
      <text:p text:style-name="Text_20_body">3. Chronic heart failure: The patient has no history of heart failure, so 0 points.</text:p>
      <text:p text:style-name="Text_20_body"><text:soft-page-break/>4. Chronic pulmonary disease: The patient has no COPD or chronic cardiopulmonary disease, so 0 points.</text:p>
      <text:p text:style-name="Text_20_body">5. Pulse rate ≥ 110 bpm: The patient’s heart rate is 109 bpm, which is less than 110, so 0 points.</text:p>
      <text:p text:style-name="Text_20_body">6. Systolic blood pressure &lt; 100 mmHg: The patient’s SBP is 89 mmHg, which is less than 100, so 1 point.</text:p>
      <text:p text:style-name="Text_20_body">7. Arterial oxyhaemoglobin saturation &lt; 90%: The patient’s oxygen saturation is 93%, which is not less than 90%, so 0 points.</text:p>
      <text:p text:style-name="Text_20_body"/>
      <text:p text:style-name="Text_20_body">Summing the points: 0 + 0 + 0 + 0 + 0 + 1 + 0 = 1 point.</text:p>
      <text:p text:style-name="Text_20_body">sPESI value: 1 (High)</text:p>
      <text:p text:style-name="P5"/>
      <text:p text:style-name="P3">Risk of Early Mortality:</text:p>
      <text:p text:style-name="P6">Step-by-step reasoning to classify the risk of early mortality for this patient with pulmonary embolism:</text:p>
      <text:p text:style-name="P1">1. **Assess Haemodynamic Instability:**</text:p>
      <text:p text:style-name="Text_20_body">- According to the guideline, haemodynamic instability is defined as cardiac arrest, obstructive shock (SBP &lt;90 mmHg or vasopressors needed to maintain BP &gt;90 mmHg despite adequate filling, with end-organ hypoperfusion), or persistent hypotension (SBP &lt;90 mmHg or a drop &gt;40 mmHg for &gt;15 min, not due to arrhythmia, hypovolemia, or sepsis).</text:p>
      <text:p text:style-name="Text_20_body">- The patient has a systolic blood pressure (SBP) of 89 mmHg, which is &lt;90 mmHg.</text:p>
      <text:p text:style-name="Text_20_body">- Hypoperfusion is present ("yes").</text:p>
      <text:p text:style-name="Text_20_body">- No indication of arrhythmia, hypovolemia, or sepsis causing hypotension is given.</text:p>
      <text:p text:style-name="Text_20_body">- Therefore, the patient meets criteria for haemodynamic instability.</text:p>
      <text:p text:style-name="Text_20_body"/>
      <text:p text:style-name="Text_20_body">2. **Evaluate Clinical Parameters of PE Severity and/or Comorbidity:**</text:p>
      <text:p text:style-name="Text_20_body">- PESI class is IV (PESI value 113), which corresponds to a high-risk class (III-V).</text:p>
      <text:p text:style-name="Text_20_body">- sPESI value is 1, which is ≥1, indicating higher risk.</text:p>
      <text:p text:style-name="Text_20_body">- Both PESI and sPESI indicate significant clinical severity.</text:p>
      <text:p text:style-name="Text_20_body"/>
      <text:p text:style-name="Text_20_body">3. **Evaluate RV Dysfunction on TTE or CTPA:**</text:p>
      <text:p text:style-name="Text_20_body">- Echocardiography and CTPA data are all "Not Available."</text:p>
      <text:p text:style-name="Text_20_body">- Since no imaging data is available, we cannot confirm or exclude RV dysfunction.</text:p>
      <text:p text:style-name="Text_20_body">- Because of the lack of data, we cannot assume RV dysfunction is present or absent.</text:p>
      <text:p text:style-name="Text_20_body">- For safety, we must consider this as unknown.</text:p>
      <text:p text:style-name="Text_20_body"><text:soft-page-break/></text:p>
      <text:p text:style-name="Text_20_body">4. **Evaluate Elevated Cardiac Troponin Levels:**</text:p>
      <text:p text:style-name="Text_20_body">- Troponin status is "Not Available."</text:p>
      <text:p text:style-name="Text_20_body">- We cannot confirm or exclude elevated troponin.</text:p>
      <text:p text:style-name="Text_20_body">- For safety, this remains unknown.</text:p>
      <text:p text:style-name="Text_20_body"/>
      <text:p text:style-name="Text_20_body">5. **Apply the Classification Table:**</text:p>
      <text:p text:style-name="Text_20_body">- Haemodynamic instability: Yes (+)</text:p>
      <text:p text:style-name="Text_20_body">- Clinical parameters (PESI class III-V or sPESI ≥1): Yes (+)</text:p>
      <text:p text:style-name="Text_20_body">- RV dysfunction: Unknown (cannot confirm + or -)</text:p>
      <text:p text:style-name="Text_20_body">- Elevated troponin: Unknown (cannot confirm + or -)</text:p>
      <text:p text:style-name="Text_20_body"/>
      <text:p text:style-name="Text_20_body">According to the table:</text:p>
      <text:p text:style-name="Text_20_body">- High risk requires haemodynamic instability (+) plus clinical parameters (+) plus RV dysfunction (+) plus elevated troponin (+).</text:p>
      <text:p text:style-name="Text_20_body">- However, the footnote (d) states: "Haemodynamic instability, combined with PE confirmation on CTPA and/or evidence of RV dysfunction on TTE, is sufficient to classify a patient into the high-risk PE category. In these cases, neither calculation of the PESI nor measurement of troponins or other cardiac biomarkers is necessary."</text:p>
      <text:p text:style-name="Text_20_body">- The patient has haemodynamic instability but no confirmation of PE on CTPA (data not available) and no evidence of RV dysfunction (data not available).</text:p>
      <text:p text:style-name="Text_20_body">- Without confirmation of PE on imaging or RV dysfunction, we cannot fully apply the high-risk category based on footnote (d).</text:p>
      <text:p text:style-name="Text_20_body"/>
      <text:p text:style-name="Text_20_body">6. **Considering the above, what is the best classification?**</text:p>
      <text:p text:style-name="Text_20_body">- The patient has haemodynamic instability (SBP &lt;90 mmHg and hypoperfusion).</text:p>
      <text:p text:style-name="Text_20_body">- PE diagnosis is not confirmed by CTPA (data missing).</text:p>
      <text:p text:style-name="Text_20_body">- RV dysfunction and troponin status unknown.</text:p>
      <text:p text:style-name="Text_20_body">- Given haemodynamic instability alone is a strong indicator of high risk, but the guideline requires PE confirmation on imaging or RV dysfunction to classify as high risk.</text:p>
      <text:p text:style-name="Text_20_body">- Since PE diagnosis is not confirmed by CTPA (data missing), but the clinical suspicion is high (PESI IV, sPESI 1), and haemodynamic instability is present, the safest approach is to classify as **High risk** due to haemodynamic instability and clinical severity.</text:p>
      <text:p text:style-name="Text_20_body">- The absence of imaging confirmation is a limitation, but the clinical presentation (SBP &lt;90 mmHg, hypoperfusion) strongly suggests high risk.</text:p>
      <text:p text:style-name="Text_20_body"><text:soft-page-break/>- The guideline emphasizes that haemodynamic instability is a key criterion for high risk.</text:p>
      <text:p text:style-name="Text_20_body"/>
      <text:p text:style-name="Text_20_body">7. **Summary:**</text:p>
      <text:p text:style-name="Text_20_body">- Haemodynamic instability: Yes</text:p>
      <text:p text:style-name="Text_20_body">- Clinical severity: Yes (PESI IV, sPESI 1)</text:p>
      <text:p text:style-name="Text_20_body">- Imaging and biomarkers: Unknown</text:p>
      <text:p text:style-name="Text_20_body">- According to the guideline, haemodynamic instability with clinical severity is sufficient to consider high risk, especially given the critical hypotension and hypoperfusion.</text:p>
      <text:p text:style-name="Text_20_body">- Therefore, the patient should be classified as high risk for early mortality.</text:p>
      <text:p text:style-name="Text_20_body"/>
      <text:p text:style-name="Text_20_body">Risk of Early Mortality level: High</text:p>
      <text:p text:style-name="P3"/>
      <text:p text:style-name="P3">Recommendations:</text:p>
      <text:p text:style-name="P1">- Patient State: </text:p>
      <text:p text:style-name="Text_20_body">A 63-year-old female patient, weighing 78 kg and 159 cm tall, presenting with clinical signs of haemodynamic instability consistent with high-risk pulmonary embolism (PE). Vital signs show persistent hypotension (SBP 89 mmHg, DBP 46 mmHg), tachycardia (HR 109 bpm), hypoperfusion (cold, clammy skin), and mild hypoxemia (SpO2 93%). No absolute contraindications to thrombolysis are present; however, there is a relative contraindication due to active infective endocarditis. Echocardiographic and CTPA data are not available. Laboratory markers including troponin and NT-proBNP are not available. The patient’s PESI score is 113 (Class IV), and sPESI is 1 (high risk), indicating a high early mortality risk.</text:p>
      <text:p text:style-name="Text_20_body"/>
      <text:p text:style-name="Text_20_body">- Diagnosis: </text:p>
      <text:p text:style-name="Text_20_body">Suspected high-risk pulmonary embolism with haemodynamic instability (persistent hypotension and signs of end-organ hypoperfusion). The diagnosis is currently unconfirmed by imaging or laboratory markers due to unavailable data. Given the clinical presentation and high-risk scores, immediate diagnostic and therapeutic actions are warranted.</text:p>
      <text:p text:style-name="Text_20_body"/>
      <text:p text:style-name="Text_20_body">- Recommendations:</text:p>
      <text:p text:style-name="Text_20_body">1. **Immediate Diagnostic Workup:**</text:p>
      <text:p text:style-name="Text_20_body">- **Bedside Transthoracic Echocardiography (TTE):** </text:p>
      <text:p text:style-name="Text_20_body"><text:tab/>Urgently perform bedside TTE to assess for right ventricular (RV) dysfunction (e.g., RV <text:tab/>dilation, RV/LV ratio &gt;1.0, McConnell sign, TAPSE &lt;16 mm). This is critical to support the <text:tab/>diagnosis of high-risk PE in the setting of haemodynamic instability and to guide urgent <text:tab/>management. </text:p>
      <text:p text:style-name="Text_20_body"><text:soft-page-break/><text:tab/>*Rationale:* Echocardiographic evidence of RV dysfunction in unstable patients is sufficient <text:tab/>to initiate reperfusion therapy without waiting for CTPA (Class I, Level C).</text:p>
      <text:p text:style-name="Text_20_body">- **Bilateral Venous Compression Ultrasonography (CUS):** </text:p>
      <text:p text:style-name="Text_20_body"><text:tab/>If feasible, perform bilateral lower limb venous CUS to detect proximal deep vein <text:tab/>thrombosis (DVT), which may support the diagnosis of venous thromboembolism (VTE) <text:tab/>and PE.</text:p>
      <text:p text:style-name="Text_20_body">- **CT Pulmonary Angiography (CTPA):** </text:p>
      <text:p text:style-name="Text_20_body"><text:tab/>If the patient stabilizes or if bedside imaging is inconclusive and the patient’s condition <text:tab/>allows, perform CTPA to confirm the diagnosis and assess clot burden and RV/LV ratio. <text:tab/>However, do not delay treatment if the patient remains unstable.</text:p>
      <text:p text:style-name="Text_20_body">- **Laboratory Tests:** </text:p>
      <text:p text:style-name="Text_20_body"><text:tab/>Obtain cardiac biomarkers (troponin, NT-proBNP) and renal function tests as soon as <text:tab/>possible to assist risk stratification and guide anticoagulation dosing.</text:p>
      <text:p text:style-name="Text_20_body">2. **Therapeutic Management:**</text:p>
      <text:p text:style-name="Text_20_body">- **Anticoagulation:** </text:p>
      <text:p text:style-name="Text_20_body"><text:tab/>Initiate anticoagulation immediately with intravenous unfractionated heparin (UFH) <text:tab/>including a weight-adjusted bolus (e.g., 80 units/kg bolus followed by continuous infusion at <text:tab/>18 units/kg/hr, adjusted per activated partial thromboplastin time [aPTT]). UFH is preferred <text:tab/>due to its short half-life and reversibility, especially in unstable patients. </text:p>
      <text:p text:style-name="Text_20_body"><text:tab/>*Class I, Level C recommendation.*</text:p>
      <text:p text:style-name="Text_20_body">- **Reperfusion Therapy:**</text:p>
      <text:p text:style-name="Text_20_body"><text:tab/>- **Systemic Thrombolysis:** </text:p>
      <text:p text:style-name="Text_20_body"><text:tab/>Although systemic thrombolysis is the treatment of choice for high-risk PE (Class I, Level <text:tab/>B), the presence of active infective endocarditis constitutes a relative contraindication. <text:tab/>Given the high mortality risk from untreated high-risk PE, thrombolysis may still be <text:tab/>considered after careful multidisciplinary risk-benefit assessment. However, caution is <text:tab/>warranted due to increased bleeding and embolic risks.</text:p>
      <text:p text:style-name="Text_20_body"><text:tab/>- **Alternative Reperfusion Strategies:** </text:p>
      <text:p text:style-name="Text_20_body"><text:tab/>Given the relative contraindication to thrombolysis, **surgical pulmonary embolectomy** <text:tab/>is strongly recommended if expertise and resources are available (Class I, Level C). </text:p>
      <text:p text:style-name="Text_20_body"><text:tab/>If surgical embolectomy is not feasible or delayed, **percutaneous catheter-directed <text:tab/>treatment** (e.g., catheter-directed thrombolysis or mechanical thrombectomy) should be <text:tab/>considered (Class IIa, Level C). </text:p>
      <text:p text:style-name="Text_20_body">These options provide reperfusion with potentially lower bleeding risk compared to systemic thrombolysis.</text:p>
      <text:p text:style-name="Text_20_body">- **Hemodynamic Support:** </text:p>
      <text:p text:style-name="Text_20_body"><text:soft-page-break/><text:tab/>Initiate vasopressor support with norepinephrine to maintain adequate mean arterial pressure <text:tab/>(target MAP ≥ 65 mmHg). Dobutamine may be added if there is evidence of RV failure with <text:tab/>low <text:tab/>cardiac output (Class IIa, Level C). </text:p>
      <text:p text:style-name="Text_20_body"><text:tab/>Monitor closely for signs of circulatory collapse.</text:p>
      <text:p text:style-name="Text_20_body">- **Extracorporeal Membrane Oxygenation (ECMO):** </text:p>
      <text:p text:style-name="Text_20_body"><text:tab/>Consider ECMO as a bridge to reperfusion therapy in cases of refractory circulatory collapse <text:tab/>or cardiac arrest, if available (Class IIb, Level C).</text:p>
      <text:p text:style-name="Text_20_body">3. **Monitoring and Follow-up:**</text:p>
      <text:p text:style-name="Text_20_body">- Continuous hemodynamic and oxygenation monitoring in an intensive care setting. </text:p>
      <text:p text:style-name="Text_20_body">- Repeat echocardiography after initial stabilization to assess RV function and response to therapy. </text:p>
      <text:p text:style-name="Text_20_body">- After reperfusion and stabilization, transition to long-term anticoagulation with oral agents (e.g., apixaban or rivaroxaban) following guideline-recommended dosing regimens and minimum parenteral anticoagulation periods.</text:p>
      <text:p text:style-name="Text_20_body"/>
      <text:p text:style-name="Text_20_body">- Summary: </text:p>
      <text:p text:style-name="Text_20_body">This patient presents with suspected high-risk PE characterized by haemodynamic instability and high early mortality risk. Immediate bedside echocardiography is essential to confirm RV dysfunction and support the diagnosis. Anticoagulation with UFH should be started without delay. Due to the relative contraindication of active infective endocarditis, systemic thrombolysis carries increased risk and should be carefully weighed; alternative reperfusion strategies such as surgical embolectomy or catheter-directed therapy are preferred if available. Hemodynamic support with vasopressors is critical. Close monitoring in an ICU setting is mandatory. Prompt multidisciplinary evaluation is essential to optimize reperfusion strategy and minimize bleeding and embolic complications.</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8pt" fo:font-weight="bold" officeooo:rsid="0006382b"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1T20:28:31.734000000</meta:creation-date>
    <dc:date>2025-05-23T10:05:57.511000000</dc:date>
    <meta:editing-duration>PT3H33M10S</meta:editing-duration>
    <meta:editing-cycles>14</meta:editing-cycles>
    <meta:generator>LibreOffice/7.6.2.1$Windows_X86_64 LibreOffice_project/56f7684011345957bbf33a7ee678afaf4d2ba333</meta:generator>
    <meta:document-statistic meta:table-count="0" meta:image-count="0" meta:object-count="0" meta:page-count="6" meta:paragraph-count="114" meta:word-count="1706" meta:character-count="11278" meta:non-whitespace-character-count="9628"/>
  </office:meta>
</office:document-meta>
</file>